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16pt" style:font-size-asian="16pt" style:font-size-complex="16pt"/>
    </style:style>
    <style:style style:name="P3" style:family="paragraph" style:parent-style-name="Standard">
      <style:text-properties style:font-name="Courier" fo:font-size="20pt" officeooo:rsid="00131a96" officeooo:paragraph-rsid="00131a96" style:font-size-asian="20pt" style:font-size-complex="20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P5" style:family="paragraph" style:parent-style-name="Standard">
      <style:text-properties style:font-name="Courier" fo:font-size="16pt" officeooo:rsid="00131a96" officeooo:paragraph-rsid="00131a96" style:font-size-asian="16pt" style:font-size-complex="16pt"/>
    </style:style>
    <style:style style:name="P6" style:family="paragraph" style:parent-style-name="Standard">
      <style:text-properties style:font-name="Courier" fo:font-size="16pt" fo:font-style="italic" style:font-size-asian="16pt" style:font-style-asian="italic" style:font-size-complex="16pt" style:font-style-complex="italic"/>
    </style:style>
    <style:style style:name="P7" style:family="paragraph" style:parent-style-name="Standard">
      <style:text-properties style:font-name="Courier" fo:font-size="16pt" fo:font-style="italic" officeooo:rsid="00131a96" officeooo:paragraph-rsid="00131a96" style:font-size-asian="16pt" style:font-style-asian="italic" style:font-size-complex="16pt" style:font-style-complex="italic"/>
    </style:style>
    <style:style style:name="T1" style:family="text">
      <style:text-properties officeooo:rsid="00131a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urn Your Eyes upon Jesus</text:p>
      <text:p text:style-name="P1"/>
      <text:p text:style-name="P5">O soul, are you weary and troubled?</text:p>
      <text:p text:style-name="P5">No light in the darkness you see?</text:p>
      <text:p text:style-name="P5">There’s light for a look at the Saviour,</text:p>
      <text:p text:style-name="P5">And life more abundant and free!</text:p>
      <text:p text:style-name="P5"/>
      <text:p text:style-name="P5">Thro’ death into life everlasting</text:p>
      <text:p text:style-name="P5">He passed, and we follow Him there,</text:p>
      <text:p text:style-name="P5">Over us sin no more hath dominion</text:p>
      <text:p text:style-name="P5">For more than conqu’erors we are!</text:p>
      <text:p text:style-name="P5"/>
      <text:p text:style-name="P5">His word shall not fail you – He promised;</text:p>
      <text:p text:style-name="P5">Believe Him, and all with be well!</text:p>
      <text:p text:style-name="P5">Then go to a world that is dying,</text:p>
      <text:p text:style-name="P5">His perfect salvation to tell!</text:p>
      <text:p text:style-name="P2"/>
      <text:p text:style-name="P6">Refrain</text:p>
      <text:p text:style-name="P6"/>
      <text:p text:style-name="P7">Turn your eyes upon Jesus,</text:p>
      <text:p text:style-name="P7">Look full in His wonderful face,</text:p>
      <text:p text:style-name="P7">And the things of earth will grow strangely dim</text:p>
      <text:p text:style-name="P7">In the light of His glory and grace.</text:p>
      <text:p text:style-name="P2"/>
      <text:p text:style-name="P2"/>
      <text:p text:style-name="P2">Composer: <text:span text:style-name="T1">Helen B. Lemmel (1864-1961)</text:span></text:p>
      <text:p text:style-name="P2">Lyricist: <text:span text:style-name="T1">Helen B. Lemmel (1864-1961)</text:span></text:p>
      <text:p text:style-name="P2"/>
      <text:p text:style-name="P2"/>
      <text:p text:style-name="P5">Hymns of Truth and Praise: 49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7T12:22:21.647894866</meta:creation-date>
    <meta:editing-duration>PT5M42S</meta:editing-duration>
    <meta:editing-cycles>2</meta:editing-cycles>
    <meta:generator>LibreOffice/6.2.8.2$MacOSX_X86_64 LibreOffice_project/f82ddfca21ebc1e222a662a32b25c0c9d20169ee</meta:generator>
    <dc:title>TubaHymn</dc:title>
    <meta:initial-creator>Hank Warren</meta:initial-creator>
    <dc:date>2020-07-17T12:28:02.914509437</dc:date>
    <dc:creator>Hank Warren</dc:creator>
    <meta:document-statistic meta:table-count="0" meta:image-count="0" meta:object-count="0" meta:page-count="1" meta:paragraph-count="21" meta:word-count="131" meta:character-count="690" meta:non-whitespace-character-count="579"/>
    <meta:template xlink:type="simple" xlink:actuate="onRequest" xlink:title="TubaHymn" xlink:href="../../../../../Library/Application%20Support/LibreOffice/4/user/template/TubaHymn1.ott" meta:date="2020-07-17T12:22:20.644742442"/>
  </office:meta>
</office:document-meta>
</file>